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paragraph-rsid="000d8218" style:font-size-asian="16pt" style:font-size-complex="16pt"/>
    </style:style>
    <style:style style:name="P2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paragraph-rsid="000e69db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rsid="014ff6ca" officeooo:paragraph-rsid="000e69db" style:font-size-asian="16pt" style:font-size-complex="16pt"/>
    </style:style>
    <style:style style:name="P4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rsid="000d8218" officeooo:paragraph-rsid="000d8218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normal" officeooo:paragraph-rsid="000d8218" style:font-size-asian="16pt" style:font-size-complex="16pt"/>
    </style:style>
    <style:style style:name="P6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normal" officeooo:paragraph-rsid="000e69db" style:font-size-asian="16pt" style:font-size-complex="16pt"/>
    </style:style>
    <style:style style:name="P7" style:family="paragraph" style:parent-style-name="Text_20_body">
      <style:paragraph-properties fo:margin-left="0cm" fo:margin-right="0cm" fo:margin-top="0cm" fo:margin-bottom="0.265cm" style:contextual-spacing="false" style:line-height-at-least="0.423cm" fo:text-align="center" style:justify-single-word="false" fo:widows="1" fo:text-indent="0cm" style:auto-text-indent="false" fo:break-before="page" fo:padding="0cm" fo:border="none"/>
      <style:text-properties fo:font-variant="normal" fo:text-transform="none" fo:color="#000000" style:font-name="Times New Roman" fo:font-size="16pt" fo:letter-spacing="normal" fo:language="es" fo:country="ES" fo:font-style="normal" fo:font-weight="bold" officeooo:paragraph-rsid="000d8218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4ff6ca" style:font-weight-asian="bold" style:font-weight-complex="bold"/>
    </style:style>
    <style:style style:name="T4" style:family="text">
      <style:text-properties fo:font-weight="bold" officeooo:rsid="014ff6ca"/>
    </style:style>
    <style:style style:name="T5" style:family="text">
      <style:text-properties fo:font-weight="bold" officeooo:rsid="000e69db"/>
    </style:style>
    <style:style style:name="T6" style:family="text">
      <style:text-properties officeooo:rsid="014ff6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DE MÁLAGA</text:p>
      <text:p text:style-name="P2">ESCUELA TÉCNICA SUPERIOR </text:p>
      <text:p text:style-name="P2">DE INGENIERÍA INFORMÁTICA</text:p>
      <text:p text:style-name="P2">INGENIERO TÉCNICO EN </text:p>
      <text:p text:style-name="P2">INFORMÁTICA DE SISTEMAS</text:p>
      <text:p text:style-name="P1"/>
      <text:p text:style-name="P1"/>
      <text:p text:style-name="P1"/>
      <text:p text:style-name="P1"/>
      <text:p text:style-name="P2"><text:span text:style-name="T6">ANÁLISIS, DISEÑO E IMPLEMENTACIÓN </text:span></text:p>
      <text:p text:style-name="P3">DE UN SISTEMA DE INFORMACIÓN </text:p>
      <text:p text:style-name="P3">GEOGRÁFICA ACCESIBLE</text:p>
      <text:p text:style-name="P4">CONTIENE LA MEMORIA</text:p>
      <text:p text:style-name="P6"><text:span text:style-name="T1">Realizado por: </text:span><text:span text:style-name="T4">DAMIÁN SERRANO THODE</text:span></text:p>
      <text:p text:style-name="P6"><text:span text:style-name="T1">Dirigido por: </text:span><text:span text:style-name="T4">Dr. FRANCISCO VILLATORO MACHUCA</text:span></text:p>
      <text:p text:style-name="P6"><text:span text:style-name="T2">Departamento: </text:span><text:span text:style-name="T4">LEN</text:span><text:span text:style-name="T5">G</text:span><text:span text:style-name="T4">UAJES Y CIENCIAS </text:span></text:p>
      <text:p text:style-name="P6"><text:span text:style-name="T4">DE LA COMPUTACIÓN</text:span></text:p>
      <text:p text:style-name="P7">UNIVERSIDAD DE MÁLAGA</text:p>
      <text:p text:style-name="P2">ESCUELA TÉCNICA SUPERIOR </text:p>
      <text:p text:style-name="P2">DE INGENIERÍA INFORMÁTICA</text:p>
      <text:p text:style-name="P2">INGENIERO TÉCNICO EN </text:p>
      <text:p text:style-name="P2">INFORMÁTICA DE SISTEMAS</text:p>
      <text:p text:style-name="P1"/>
      <text:p text:style-name="P1"/>
      <text:p text:style-name="P1"/>
      <text:p text:style-name="P1"/>
      <text:p text:style-name="P2"><text:span text:style-name="T6">ANÁLISIS, DISEÑO E IMPLEMENTACIÓN </text:span></text:p>
      <text:p text:style-name="P2"><text:span text:style-name="T6">DE UN SISTEMA DE INFORMACIÓN </text:span></text:p>
      <text:p text:style-name="P2"><text:span text:style-name="T6">GEOGRÁFICA ACCESIBLE</text:span></text:p>
      <text:p text:style-name="P4">CONTIENE EL CÓDIGO FUENTE</text:p>
      <text:p text:style-name="P5"><text:span text:style-name="T1">Realizado por: </text:span><text:span text:style-name="T4">DAMIÁN SERRANO THODE</text:span></text:p>
      <text:p text:style-name="P5"><text:span text:style-name="T1">Dirigido por: </text:span><text:span text:style-name="T4">Dr. FRANCISCO VILLATORO MACHUCA</text:span></text:p>
      <text:p text:style-name="P6"><text:span text:style-name="T3">Departamento: </text:span><text:span text:style-name="T4">LEN</text:span><text:span text:style-name="T5">G</text:span><text:span text:style-name="T4">UAJES Y CIENCIAS </text:span></text:p>
      <text:p text:style-name="P6"><text:span text:style-name="T4">DE LA COMPUTACIÓ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3:50:21.349260647</meta:creation-date>
    <dc:date>2015-12-14T14:17:54.670516681</dc:date>
    <meta:editing-duration>PT24M54S</meta:editing-duration>
    <meta:editing-cycles>2</meta:editing-cycles>
    <meta:generator>LibreOffice/4.2.8.2$Linux_X86_64 LibreOffice_project/420m0$Build-2</meta:generator>
    <meta:print-date>2015-12-14T14:09:34.494245844</meta:print-date>
    <meta:document-statistic meta:table-count="0" meta:image-count="0" meta:object-count="0" meta:page-count="2" meta:paragraph-count="26" meta:word-count="95" meta:character-count="704" meta:non-whitespace-character-count="625"/>
  </office:meta>
</office:document-meta>
</file>